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officeooo:rsid="001d4e89" officeooo:paragraph-rsid="001f46a2"/>
    </style:style>
    <style:style style:name="P2" style:family="paragraph" style:parent-style-name="Standard">
      <style:paragraph-properties fo:line-height="100%" fo:text-align="start" style:justify-single-word="false"/>
      <style:text-properties fo:font-size="8pt" fo:font-weight="normal" officeooo:rsid="0020c12b" officeooo:paragraph-rsid="0020c12b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line-height="100%" fo:text-align="end" style:justify-single-word="false"/>
      <style:text-properties fo:font-size="8pt" officeooo:rsid="001d4e89" officeooo:paragraph-rsid="001f46a2" style:font-size-asian="8pt" style:font-size-complex="8pt"/>
    </style:style>
    <style:style style:name="P4" style:family="paragraph" style:parent-style-name="Standard">
      <style:paragraph-properties fo:line-height="100%" fo:text-align="start" style:justify-single-word="false"/>
      <style:text-properties fo:font-size="8pt" officeooo:rsid="001d4e89" officeooo:paragraph-rsid="0020c12b" style:font-size-asian="8pt" style:font-size-complex="8pt"/>
    </style:style>
    <style:style style:name="P5" style:family="paragraph" style:parent-style-name="Standard">
      <style:paragraph-properties fo:line-height="100%" fo:text-align="start" style:justify-single-word="false"/>
      <style:text-properties fo:font-size="8pt" officeooo:rsid="00244ce5" officeooo:paragraph-rsid="00244ce5" style:font-size-asian="8pt" style:font-size-complex="8pt"/>
    </style:style>
    <style:style style:name="P6" style:family="paragraph" style:parent-style-name="Standard">
      <style:paragraph-properties fo:line-height="100%" fo:text-align="start" style:justify-single-word="false"/>
      <style:text-properties fo:font-size="8pt" officeooo:rsid="002656b2" officeooo:paragraph-rsid="002656b2" style:font-size-asian="8pt" style:font-size-complex="8pt"/>
    </style:style>
    <style:style style:name="P7" style:family="paragraph" style:parent-style-name="Standard">
      <style:paragraph-properties fo:line-height="100%" fo:text-align="start" style:justify-single-word="false"/>
      <style:text-properties fo:font-size="8pt" fo:font-weight="bold" officeooo:rsid="002087a7" officeooo:paragraph-rsid="002087a7" style:font-size-asian="8pt" style:font-weight-asian="bold" style:font-size-complex="8pt" style:font-weight-complex="bold"/>
    </style:style>
    <style:style style:name="P8" style:family="paragraph" style:parent-style-name="Standard">
      <style:paragraph-properties fo:line-height="100%" fo:text-align="end" style:justify-single-word="false" fo:padding="0.074cm" fo:border-left="none" fo:border-right="none" fo:border-top="none" fo:border-bottom="0.06pt solid #000000" style:join-border="false"/>
      <style:text-properties fo:font-size="8pt" officeooo:rsid="001d4e89" officeooo:paragraph-rsid="001f46a2" style:font-size-asian="8pt" style:font-size-complex="8pt"/>
    </style:style>
    <style:style style:name="T1" style:family="text">
      <style:text-properties officeooo:rsid="001f46a2"/>
    </style:style>
    <style:style style:name="T2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3" style:family="text">
      <style:text-properties fo:font-variant="normal" fo:text-transform="none" fo:color="#222222" fo:letter-spacing="normal"/>
    </style:style>
    <style:style style:name="T4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/>
    </style:style>
    <style:style style:name="T5" style:family="text">
      <style:text-properties fo:font-variant="normal" fo:text-transform="none" fo:color="#0b0080" style:text-line-through-style="none" style:text-line-through-type="none" style:font-name="sans-serif" fo:font-size="8.25pt" fo:letter-spacing="normal" fo:font-style="normal" style:text-underline-style="none" fo:font-weight="normal" style:text-blink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ocument for JavaServer Pages <text:span text:style-name="T1">Standard Tag Library</text:span></text:p>
      <text:p text:style-name="P3">Prepared By: Garun Mishra</text:p>
      <text:p text:style-name="P3">Date: 2017-04-1<text:span text:style-name="T1">2</text:span></text:p>
      <text:p text:style-name="P8"/>
      <text:p text:style-name="P7">JavaServer pages Standard Tag Library(JSTL):</text:p>
      <text:p text:style-name="P2">=&gt; The JSTL is a component of the Java EE Web Application development plateform. </text:p>
      <text:p text:style-name="P2">=&gt; It extends JSP specification by adding a tag library of JSP tags form common task such as XML data processing, conditional execution, database <text:tab/>access, loops, and internationalization.</text:p>
      <text:p text:style-name="P5">=&gt; JSTL was developed under the Java Community Process((JCP) as Java Specification Request(JSR) 52. On May 8, 2006, JSTL 1.2 was released, <text:tab/>followed by JSTL 1.2.1 on Dec 7, 2011.</text:p>
      <text:p text:style-name="P6">=&gt;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2">JSTL was developed under the </text:span><text:a xlink:type="simple" xlink:href="https://en.wikipedia.org/wiki/Java_Community_Process"><text:span text:style-name="T4">Java Community Process</text:span></text:a><text:span text:style-name="T3"> </text:span><text:span text:style-name="T2">(JCP) as </text:span><text:a xlink:type="simple" xlink:href="https://en.wikipedia.org/wiki/Java_Specification_Request"><text:span text:style-name="T4">Java Specification Request</text:span></text:a><text:span text:style-name="T3"> </text:span><text:span text:style-name="T2">(JSR) 52. On May 8, 2006, JSTL 1.2 was released, followed by JSTL 1.2.1 on Dec 7, 2011.</text:span><text:bookmark text:name="cite_ref-1"/><text:a xlink:type="simple" xlink:href="https://en.wikipedia.org/wiki/JavaServer_Pages_Standard_Tag_Library#cite_note-1"><text:span text:style-name="T5">[1]</text:span></text:a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2T10:32:31.254389603</meta:creation-date>
    <dc:date>2017-04-12T10:55:19.090367710</dc:date>
    <meta:editing-duration>PT21M57S</meta:editing-duration>
    <meta:editing-cycles>9</meta:editing-cycles>
    <meta:generator>LibreOffice/4.2.8.2$Linux_X86_64 LibreOffice_project/420m0$Build-2</meta:generator>
    <meta:document-statistic meta:table-count="0" meta:image-count="0" meta:object-count="0" meta:page-count="1" meta:paragraph-count="9" meta:word-count="122" meta:character-count="761" meta:non-whitespace-character-count="645"/>
  </office:meta>
</office:document-meta>
</file>